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6.6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13.07mm"/>
    </style:style>
    <style:style style:name="co9" style:family="table-column">
      <style:table-column-properties fo:break-before="auto" style:column-width="33.3mm"/>
    </style:style>
    <style:style style:name="co10" style:family="table-column">
      <style:table-column-properties fo:break-before="auto" style:column-width="32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fectArtificalTest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lapsed Time</text:p>
          </table:table-cell>
          <table:table-cell office:value-type="string" calcext:value-type="string">
            <text:p>Absolute x coordinate</text:p>
          </table:table-cell>
          <table:table-cell office:value-type="string" calcext:value-type="string">
            <text:p>Absolute y coordinate</text:p>
          </table:table-cell>
          <table:table-cell office:value-type="string" calcext:value-type="string">
            <text:p>eyeGazePdfUpperRect.x</text:p>
          </table:table-cell>
          <table:table-cell office:value-type="string" calcext:value-type="string">
            <text:p>eyeGazePdfUpperRect.y</text:p>
          </table:table-cell>
          <table:table-cell office:value-type="string" calcext:value-type="string">
            <text:p>eyeGazePdfUpperRect.height</text:p>
          </table:table-cell>
          <table:table-cell office:value-type="string" calcext:value-type="string">
            <text:p>eyeGazePdfUpperRect.width</text:p>
          </table:table-cell>
          <table:table-cell office:value-type="string" calcext:value-type="string">
            <text:p>eyeGazePdfLowerRect.x</text:p>
          </table:table-cell>
          <table:table-cell office:value-type="string" calcext:value-type="string">
            <text:p>eyeGazePdfLowerRect.y</text:p>
          </table:table-cell>
          <table:table-cell office:value-type="string" calcext:value-type="string">
            <text:p>eyeGazePdfLowerRect.height</text:p>
          </table:table-cell>
          <table:table-cell office:value-type="string" calcext:value-type="string">
            <text:p>eyeGazePdfLowerRect.width</text:p>
          </table:table-cell>
          <table:table-cell office:value-type="string" calcext:value-type="string">
            <text:p>upper page number</text:p>
          </table:table-cell>
          <table:table-cell office:value-type="string" calcext:value-type="string">
            <text:p>lower page number</text:p>
          </table:table-cell>
        </table:table-row>
        <table:table-row table:style-name="ro1">
          <table:table-cell table:formula="of:=(ROW()-2)*160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60" calcext:value-type="float">
            <text:p>1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320" calcext:value-type="float">
            <text:p>3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480" calcext:value-type="float">
            <text:p>4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640" calcext:value-type="float">
            <text:p>6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800" calcext:value-type="float">
            <text:p>8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960" calcext:value-type="float">
            <text:p>9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120" calcext:value-type="float">
            <text:p>11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440" calcext:value-type="float">
            <text:p>14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600" calcext:value-type="float">
            <text:p>16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760" calcext:value-type="float">
            <text:p>17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920" calcext:value-type="float">
            <text:p>19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080" calcext:value-type="float">
            <text:p>20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240" calcext:value-type="float">
            <text:p>22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400" calcext:value-type="float">
            <text:p>24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560" calcext:value-type="float">
            <text:p>25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720" calcext:value-type="float">
            <text:p>27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880" calcext:value-type="float">
            <text:p>28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3040" calcext:value-type="float">
            <text:p>30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3200" calcext:value-type="float">
            <text:p>32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3360" calcext:value-type="float">
            <text:p>33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3520" calcext:value-type="float">
            <text:p>35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3680" calcext:value-type="float">
            <text:p>36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3840" calcext:value-type="float">
            <text:p>38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4000" calcext:value-type="float">
            <text:p>40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4160" calcext:value-type="float">
            <text:p>41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4320" calcext:value-type="float">
            <text:p>43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4480" calcext:value-type="float">
            <text:p>44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4640" calcext:value-type="float">
            <text:p>46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4800" calcext:value-type="float">
            <text:p>48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4960" calcext:value-type="float">
            <text:p>49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5120" calcext:value-type="float">
            <text:p>51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5280" calcext:value-type="float">
            <text:p>52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5440" calcext:value-type="float">
            <text:p>54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5600" calcext:value-type="float">
            <text:p>56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5760" calcext:value-type="float">
            <text:p>57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5920" calcext:value-type="float">
            <text:p>59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6080" calcext:value-type="float">
            <text:p>60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6240" calcext:value-type="float">
            <text:p>62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6400" calcext:value-type="float">
            <text:p>64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6560" calcext:value-type="float">
            <text:p>65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6720" calcext:value-type="float">
            <text:p>67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6880" calcext:value-type="float">
            <text:p>68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7040" calcext:value-type="float">
            <text:p>70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7200" calcext:value-type="float">
            <text:p>72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7360" calcext:value-type="float">
            <text:p>73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7520" calcext:value-type="float">
            <text:p>75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7680" calcext:value-type="float">
            <text:p>76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7840" calcext:value-type="float">
            <text:p>78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8000" calcext:value-type="float">
            <text:p>80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8160" calcext:value-type="float">
            <text:p>81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8320" calcext:value-type="float">
            <text:p>83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8480" calcext:value-type="float">
            <text:p>84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8640" calcext:value-type="float">
            <text:p>86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8800" calcext:value-type="float">
            <text:p>88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8960" calcext:value-type="float">
            <text:p>89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9120" calcext:value-type="float">
            <text:p>91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9280" calcext:value-type="float">
            <text:p>92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9440" calcext:value-type="float">
            <text:p>94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9600" calcext:value-type="float">
            <text:p>96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9760" calcext:value-type="float">
            <text:p>97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9920" calcext:value-type="float">
            <text:p>99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0080" calcext:value-type="float">
            <text:p>100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0240" calcext:value-type="float">
            <text:p>102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0400" calcext:value-type="float">
            <text:p>104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0560" calcext:value-type="float">
            <text:p>105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0720" calcext:value-type="float">
            <text:p>107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0880" calcext:value-type="float">
            <text:p>108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1040" calcext:value-type="float">
            <text:p>110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1200" calcext:value-type="float">
            <text:p>112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1360" calcext:value-type="float">
            <text:p>113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1520" calcext:value-type="float">
            <text:p>115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1680" calcext:value-type="float">
            <text:p>116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1840" calcext:value-type="float">
            <text:p>118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2000" calcext:value-type="float">
            <text:p>120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2160" calcext:value-type="float">
            <text:p>121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2320" calcext:value-type="float">
            <text:p>123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2480" calcext:value-type="float">
            <text:p>124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2640" calcext:value-type="float">
            <text:p>126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2800" calcext:value-type="float">
            <text:p>128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2960" calcext:value-type="float">
            <text:p>129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3120" calcext:value-type="float">
            <text:p>131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3280" calcext:value-type="float">
            <text:p>132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3440" calcext:value-type="float">
            <text:p>134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3600" calcext:value-type="float">
            <text:p>136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3760" calcext:value-type="float">
            <text:p>137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3920" calcext:value-type="float">
            <text:p>139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4080" calcext:value-type="float">
            <text:p>140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4240" calcext:value-type="float">
            <text:p>142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4400" calcext:value-type="float">
            <text:p>144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4560" calcext:value-type="float">
            <text:p>145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4720" calcext:value-type="float">
            <text:p>147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4880" calcext:value-type="float">
            <text:p>148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5040" calcext:value-type="float">
            <text:p>150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5200" calcext:value-type="float">
            <text:p>152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5360" calcext:value-type="float">
            <text:p>153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5520" calcext:value-type="float">
            <text:p>155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5680" calcext:value-type="float">
            <text:p>156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5840" calcext:value-type="float">
            <text:p>158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6000" calcext:value-type="float">
            <text:p>160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6160" calcext:value-type="float">
            <text:p>161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6320" calcext:value-type="float">
            <text:p>163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6480" calcext:value-type="float">
            <text:p>164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6640" calcext:value-type="float">
            <text:p>166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6800" calcext:value-type="float">
            <text:p>168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6960" calcext:value-type="float">
            <text:p>169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7120" calcext:value-type="float">
            <text:p>171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7280" calcext:value-type="float">
            <text:p>172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7440" calcext:value-type="float">
            <text:p>174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7600" calcext:value-type="float">
            <text:p>176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7760" calcext:value-type="float">
            <text:p>177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7920" calcext:value-type="float">
            <text:p>179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8080" calcext:value-type="float">
            <text:p>180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8240" calcext:value-type="float">
            <text:p>182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8400" calcext:value-type="float">
            <text:p>184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8560" calcext:value-type="float">
            <text:p>185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8720" calcext:value-type="float">
            <text:p>187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8880" calcext:value-type="float">
            <text:p>188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9040" calcext:value-type="float">
            <text:p>190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9200" calcext:value-type="float">
            <text:p>192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9360" calcext:value-type="float">
            <text:p>193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9520" calcext:value-type="float">
            <text:p>195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9680" calcext:value-type="float">
            <text:p>196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19840" calcext:value-type="float">
            <text:p>198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0000" calcext:value-type="float">
            <text:p>200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0160" calcext:value-type="float">
            <text:p>201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0320" calcext:value-type="float">
            <text:p>203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0480" calcext:value-type="float">
            <text:p>204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0640" calcext:value-type="float">
            <text:p>206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0800" calcext:value-type="float">
            <text:p>208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0960" calcext:value-type="float">
            <text:p>209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1120" calcext:value-type="float">
            <text:p>211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1280" calcext:value-type="float">
            <text:p>212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1440" calcext:value-type="float">
            <text:p>214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1600" calcext:value-type="float">
            <text:p>216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1760" calcext:value-type="float">
            <text:p>217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1920" calcext:value-type="float">
            <text:p>219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2080" calcext:value-type="float">
            <text:p>220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ROW()-2)*160" office:value-type="float" office:value="22240" calcext:value-type="float">
            <text:p>222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2400" calcext:value-type="float">
            <text:p>224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2560" calcext:value-type="float">
            <text:p>225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2720" calcext:value-type="float">
            <text:p>227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2880" calcext:value-type="float">
            <text:p>228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3040" calcext:value-type="float">
            <text:p>230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3200" calcext:value-type="float">
            <text:p>232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3360" calcext:value-type="float">
            <text:p>233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3520" calcext:value-type="float">
            <text:p>235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3680" calcext:value-type="float">
            <text:p>236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3840" calcext:value-type="float">
            <text:p>238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4000" calcext:value-type="float">
            <text:p>240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4160" calcext:value-type="float">
            <text:p>241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4320" calcext:value-type="float">
            <text:p>243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4480" calcext:value-type="float">
            <text:p>244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4640" calcext:value-type="float">
            <text:p>246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4800" calcext:value-type="float">
            <text:p>248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4960" calcext:value-type="float">
            <text:p>249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5120" calcext:value-type="float">
            <text:p>251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5280" calcext:value-type="float">
            <text:p>252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5440" calcext:value-type="float">
            <text:p>254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5600" calcext:value-type="float">
            <text:p>256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5760" calcext:value-type="float">
            <text:p>257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5920" calcext:value-type="float">
            <text:p>259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6080" calcext:value-type="float">
            <text:p>260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6240" calcext:value-type="float">
            <text:p>262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6400" calcext:value-type="float">
            <text:p>264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6560" calcext:value-type="float">
            <text:p>265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6720" calcext:value-type="float">
            <text:p>267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6880" calcext:value-type="float">
            <text:p>268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7040" calcext:value-type="float">
            <text:p>270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7200" calcext:value-type="float">
            <text:p>272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7360" calcext:value-type="float">
            <text:p>273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7520" calcext:value-type="float">
            <text:p>275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7680" calcext:value-type="float">
            <text:p>276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7840" calcext:value-type="float">
            <text:p>278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8000" calcext:value-type="float">
            <text:p>280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8160" calcext:value-type="float">
            <text:p>281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8320" calcext:value-type="float">
            <text:p>283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8480" calcext:value-type="float">
            <text:p>284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8640" calcext:value-type="float">
            <text:p>286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8800" calcext:value-type="float">
            <text:p>288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8960" calcext:value-type="float">
            <text:p>289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9120" calcext:value-type="float">
            <text:p>291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9280" calcext:value-type="float">
            <text:p>292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9440" calcext:value-type="float">
            <text:p>294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9600" calcext:value-type="float">
            <text:p>296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9760" calcext:value-type="float">
            <text:p>297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29920" calcext:value-type="float">
            <text:p>299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0080" calcext:value-type="float">
            <text:p>300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0240" calcext:value-type="float">
            <text:p>302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0400" calcext:value-type="float">
            <text:p>304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0560" calcext:value-type="float">
            <text:p>305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0720" calcext:value-type="float">
            <text:p>307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0880" calcext:value-type="float">
            <text:p>308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1040" calcext:value-type="float">
            <text:p>310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1200" calcext:value-type="float">
            <text:p>312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1360" calcext:value-type="float">
            <text:p>313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1520" calcext:value-type="float">
            <text:p>3152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1680" calcext:value-type="float">
            <text:p>3168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1840" calcext:value-type="float">
            <text:p>3184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2000" calcext:value-type="float">
            <text:p>3200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2160" calcext:value-type="float">
            <text:p>32160</text:p>
          </table:table-cell>
          <table:table-cell office:value-type="float" office:value="960" calcext:value-type="float">
            <text:p>960</text:p>
          </table:table-cell>
          <table:table-cell office:value-type="float" office:value="192.5625" calcext:value-type="float">
            <text:p>192.562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2320" calcext:value-type="float">
            <text:p>323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2480" calcext:value-type="float">
            <text:p>324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2640" calcext:value-type="float">
            <text:p>326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2800" calcext:value-type="float">
            <text:p>328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2960" calcext:value-type="float">
            <text:p>329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3120" calcext:value-type="float">
            <text:p>331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3280" calcext:value-type="float">
            <text:p>332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3440" calcext:value-type="float">
            <text:p>334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3600" calcext:value-type="float">
            <text:p>336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3760" calcext:value-type="float">
            <text:p>337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3920" calcext:value-type="float">
            <text:p>339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4080" calcext:value-type="float">
            <text:p>340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4240" calcext:value-type="float">
            <text:p>342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4400" calcext:value-type="float">
            <text:p>344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4560" calcext:value-type="float">
            <text:p>345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4720" calcext:value-type="float">
            <text:p>347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4880" calcext:value-type="float">
            <text:p>348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5040" calcext:value-type="float">
            <text:p>350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5200" calcext:value-type="float">
            <text:p>352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5360" calcext:value-type="float">
            <text:p>353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5520" calcext:value-type="float">
            <text:p>355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5680" calcext:value-type="float">
            <text:p>356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5840" calcext:value-type="float">
            <text:p>358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6000" calcext:value-type="float">
            <text:p>360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6160" calcext:value-type="float">
            <text:p>361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6320" calcext:value-type="float">
            <text:p>363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6480" calcext:value-type="float">
            <text:p>364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6640" calcext:value-type="float">
            <text:p>366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6800" calcext:value-type="float">
            <text:p>368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6960" calcext:value-type="float">
            <text:p>369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7120" calcext:value-type="float">
            <text:p>371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7280" calcext:value-type="float">
            <text:p>372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7440" calcext:value-type="float">
            <text:p>374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7600" calcext:value-type="float">
            <text:p>376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7760" calcext:value-type="float">
            <text:p>377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7920" calcext:value-type="float">
            <text:p>379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8080" calcext:value-type="float">
            <text:p>380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8240" calcext:value-type="float">
            <text:p>382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8400" calcext:value-type="float">
            <text:p>384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8560" calcext:value-type="float">
            <text:p>385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8720" calcext:value-type="float">
            <text:p>387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8880" calcext:value-type="float">
            <text:p>388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9040" calcext:value-type="float">
            <text:p>390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9200" calcext:value-type="float">
            <text:p>392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9360" calcext:value-type="float">
            <text:p>393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9520" calcext:value-type="float">
            <text:p>395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9680" calcext:value-type="float">
            <text:p>396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39840" calcext:value-type="float">
            <text:p>398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40000" calcext:value-type="float">
            <text:p>400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40160" calcext:value-type="float">
            <text:p>401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40320" calcext:value-type="float">
            <text:p>403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40480" calcext:value-type="float">
            <text:p>404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40640" calcext:value-type="float">
            <text:p>406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40800" calcext:value-type="float">
            <text:p>408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40960" calcext:value-type="float">
            <text:p>409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41120" calcext:value-type="float">
            <text:p>4112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41280" calcext:value-type="float">
            <text:p>4128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41440" calcext:value-type="float">
            <text:p>4144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41600" calcext:value-type="float">
            <text:p>4160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ROW()-2)*160" office:value-type="float" office:value="41760" calcext:value-type="float">
            <text:p>41760</text:p>
          </table:table-cell>
          <table:table-cell office:value-type="float" office:value="960" calcext:value-type="float">
            <text:p>960</text:p>
          </table:table-cell>
          <table:table-cell office:value-type="float" office:value="834.4375" calcext:value-type="float">
            <text:p>834.4375</text:p>
          </table:table-cell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446.5" calcext:value-type="float">
            <text:p>446.5</text:p>
          </table:table-cell>
          <table:table-cell office:value-type="float" office:value="641.875" calcext:value-type="float">
            <text:p>641.87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3T15:21:09.547636418</dc:date>
    <meta:editing-duration>PT5S</meta:editing-duration>
    <meta:editing-cycles>1</meta:editing-cycles>
    <meta:document-statistic meta:table-count="1" meta:cell-count="3419" meta:object-count="0"/>
    <meta:generator>LibreOffice/6.1.5.2$Linux_X86_64 LibreOffice_project/10$Build-2</meta:generator>
  </office:meta>
</office:document-meta>
</file>